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content.xml" manifest:media-type="text/xml"/>
  <manifest:file-entry manifest:full-path="meta.xml" manifest:media-type="text/xml"/>
  <manifest:file-entry manifest:full-path="Thumbnails/thumbnail.png" manifest:media-type="image/png"/>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Lohit Devanagari1" svg:font-family="'Lohit Devanagari'"/>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3.5in" table:align="margins"/>
    </style:style>
    <style:style style:name="Table1.A" style:family="table-column">
      <style:table-column-properties style:column-width="2.7in" style:rel-column-width="13107*"/>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Table2" style:family="table">
      <style:table-properties style:width="13.5in" table:align="margins"/>
    </style:style>
    <style:style style:name="Table2.A" style:family="table-column">
      <style:table-column-properties style:column-width="2.7in" style:rel-column-width="13107*"/>
    </style:style>
    <style:style style:name="Table2.A1" style:family="table-cell">
      <style:table-cell-properties fo:padding="0.0382in" fo:border-left="0.05pt solid #000000" fo:border-right="none" fo:border-top="0.05pt solid #000000" fo:border-bottom="0.05pt solid #000000"/>
    </style:style>
    <style:style style:name="Table2.E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margin-left="0in" fo:margin-right="0in" fo:text-align="start" style:justify-single-word="false" fo:orphans="2" fo:widows="2" fo:text-indent="0in" style:auto-text-indent="false"/>
      <style:text-properties fo:color="#000000" style:font-name="Ubuntu" fo:font-size="13pt" officeooo:paragraph-rsid="0003822e" style:font-size-asian="13pt" style:font-size-complex="13pt"/>
    </style:style>
    <style:style style:name="P2" style:family="paragraph" style:parent-style-name="Standard">
      <style:paragraph-properties fo:margin-left="0in" fo:margin-right="0in" fo:text-align="start" style:justify-single-word="false" fo:orphans="2" fo:widows="2" fo:text-indent="0in" style:auto-text-indent="false"/>
      <style:text-properties fo:color="#000000" style:font-name="Ubuntu" fo:font-size="13pt" officeooo:paragraph-rsid="00054856" style:font-size-asian="13pt" style:font-size-complex="13pt"/>
    </style:style>
    <style:style style:name="P3" style:family="paragraph" style:parent-style-name="Standard">
      <style:paragraph-properties fo:margin-left="0in" fo:margin-right="0in" fo:text-align="start" style:justify-single-word="false" fo:orphans="2" fo:widows="2" fo:text-indent="0in" style:auto-text-indent="false"/>
      <style:text-properties fo:color="#000000" style:font-name="Ubuntu" fo:font-size="13pt" fo:font-style="normal" style:text-underline-style="none" fo:font-weight="normal" officeooo:rsid="0005f531" officeooo:paragraph-rsid="0005f531" style:font-size-asian="13pt" style:font-style-asian="normal" style:font-weight-asian="normal" style:font-size-complex="13pt" style:font-style-complex="normal" style:font-weight-complex="normal"/>
    </style:style>
    <style:style style:name="P4" style:family="paragraph" style:parent-style-name="Standard">
      <style:paragraph-properties fo:margin-left="0in" fo:margin-right="0in" fo:text-align="start" style:justify-single-word="false" fo:orphans="2" fo:widows="2" fo:text-indent="0in" style:auto-text-indent="false"/>
      <style:text-properties fo:color="#000000" style:font-name="Ubuntu" fo:font-size="13pt" fo:font-style="normal" style:text-underline-style="none" fo:font-weight="normal" officeooo:rsid="0009188a" officeooo:paragraph-rsid="0009188a" style:font-size-asian="13pt" style:font-style-asian="normal" style:font-weight-asian="normal" style:font-size-complex="13pt" style:font-style-complex="normal" style:font-weight-complex="normal"/>
    </style:style>
    <style:style style:name="P5" style:family="paragraph" style:parent-style-name="Standard">
      <style:paragraph-properties fo:margin-left="0in" fo:margin-right="0in" fo:text-align="start" style:justify-single-word="false" fo:orphans="2" fo:widows="2" fo:text-indent="0in" style:auto-text-indent="false"/>
      <style:text-properties fo:color="#000000" style:font-name="Ubuntu" fo:font-size="13pt" fo:font-style="normal" style:text-underline-style="none" fo:font-weight="normal" officeooo:rsid="0009cfc4" officeooo:paragraph-rsid="0009cfc4" style:font-size-asian="13pt" style:font-style-asian="normal" style:font-weight-asian="normal" style:font-size-complex="13pt" style:font-style-complex="normal" style:font-weight-complex="normal"/>
    </style:style>
    <style:style style:name="P6" style:family="paragraph" style:parent-style-name="Standard">
      <style:paragraph-properties fo:margin-left="0in" fo:margin-right="0in" fo:text-align="start" style:justify-single-word="false" fo:orphans="2" fo:widows="2" fo:text-indent="0in" style:auto-text-indent="false"/>
      <style:text-properties fo:color="#000000" style:font-name="Ubuntu" fo:font-size="13pt" fo:font-weight="bold" officeooo:paragraph-rsid="0003822e" style:font-size-asian="13pt" style:font-weight-asian="bold" style:font-size-complex="13pt" style:font-weight-complex="bold"/>
    </style:style>
    <style:style style:name="P7" style:family="paragraph" style:parent-style-name="Standard">
      <style:paragraph-properties fo:margin-left="0in" fo:margin-right="0in" fo:text-align="start" style:justify-single-word="false" fo:orphans="2" fo:widows="2" fo:text-indent="0in" style:auto-text-indent="false"/>
      <style:text-properties fo:color="#000000" style:font-name="Ubuntu" fo:font-size="13pt" fo:font-weight="bold" officeooo:paragraph-rsid="00054856" style:font-size-asian="13pt" style:font-weight-asian="bold" style:font-size-complex="13pt" style:font-weight-complex="bold"/>
    </style:style>
    <style:style style:name="P8" style:family="paragraph" style:parent-style-name="Standard">
      <style:paragraph-properties fo:margin-left="0in" fo:margin-right="0in" fo:text-align="start" style:justify-single-word="false" fo:orphans="2" fo:widows="2" fo:text-indent="0in" style:auto-text-indent="false"/>
      <style:text-properties fo:color="#000000" style:font-name="Ubuntu" fo:font-size="13pt" fo:font-weight="normal" officeooo:paragraph-rsid="0003822e" style:font-size-asian="13pt" style:font-weight-asian="normal" style:font-size-complex="13pt" style:font-weight-complex="normal"/>
    </style:style>
    <style:style style:name="P9" style:family="paragraph" style:parent-style-name="Standard">
      <style:paragraph-properties fo:margin-left="0in" fo:margin-right="0in" fo:text-align="start" style:justify-single-word="false" fo:orphans="2" fo:widows="2" fo:text-indent="0in" style:auto-text-indent="false"/>
      <style:text-properties fo:color="#000000" style:font-name="Ubuntu" fo:font-size="13pt" fo:font-weight="normal" officeooo:paragraph-rsid="0018c5bb" style:font-size-asian="13pt" style:font-weight-asian="normal" style:font-size-complex="13pt" style:font-weight-complex="normal"/>
    </style:style>
    <style:style style:name="P10"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000000" style:font-name="Ubuntu" fo:font-size="13pt" fo:letter-spacing="normal" fo:font-style="normal" fo:font-weight="normal" officeooo:rsid="0003822e" officeooo:paragraph-rsid="0003822e" style:font-size-asian="13pt" style:font-size-complex="13pt"/>
    </style:style>
    <style:style style:name="P11"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000000" style:font-name="Ubuntu" fo:font-size="13pt" fo:letter-spacing="normal" fo:font-style="normal" fo:font-weight="normal" officeooo:paragraph-rsid="0003822e" style:font-size-asian="13pt" style:font-size-complex="13pt"/>
    </style:style>
    <style:style style:name="P12"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000000" style:font-name="Ubuntu" fo:font-size="13pt" fo:letter-spacing="normal" fo:font-style="normal" fo:font-weight="normal" officeooo:paragraph-rsid="00054856" style:font-size-asian="13pt" style:font-size-complex="13pt"/>
    </style:style>
    <style:style style:name="P13"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000000" style:font-name="Ubuntu" fo:font-size="13pt" fo:letter-spacing="normal" fo:font-style="normal" fo:font-weight="normal" officeooo:rsid="00054856" officeooo:paragraph-rsid="00054856" style:font-size-asian="13pt" style:font-size-complex="13pt"/>
    </style:style>
    <style:style style:name="P14"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000000" style:font-name="Ubuntu" fo:font-size="13pt" fo:letter-spacing="normal" fo:font-style="normal" fo:font-weight="normal" officeooo:rsid="00057761" officeooo:paragraph-rsid="00057761" style:font-size-asian="13pt" style:font-size-complex="13pt"/>
    </style:style>
    <style:style style:name="P15"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000000" style:font-name="Ubuntu" fo:font-size="13pt" fo:letter-spacing="normal" fo:font-style="normal" fo:font-weight="normal" officeooo:rsid="002099ca" officeooo:paragraph-rsid="002099ca" style:font-size-asian="13pt" style:font-size-complex="13pt"/>
    </style:style>
    <style:style style:name="P16"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000000" style:font-name="Ubuntu" fo:font-size="13pt" fo:letter-spacing="normal" fo:font-style="normal" fo:font-weight="normal" officeooo:rsid="0018bec0" officeooo:paragraph-rsid="0018bec0" style:font-size-asian="13pt" style:font-weight-asian="normal" style:font-size-complex="13pt" style:font-weight-complex="normal"/>
    </style:style>
    <style:style style:name="P17"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000000" style:font-name="Ubuntu" fo:font-size="13pt" fo:letter-spacing="normal" fo:font-style="normal" fo:font-weight="normal" officeooo:paragraph-rsid="0018c5bb" style:font-size-asian="13pt" style:font-weight-asian="normal" style:font-size-complex="13pt" style:font-weight-complex="normal"/>
    </style:style>
    <style:style style:name="P18"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000000" style:font-name="Ubuntu" fo:font-size="13pt" fo:letter-spacing="normal" fo:font-style="normal" style:text-underline-style="none" fo:font-weight="normal" officeooo:rsid="0005f531" officeooo:paragraph-rsid="0005f531" style:font-size-asian="13pt" style:font-style-asian="normal" style:font-weight-asian="normal" style:font-size-complex="13pt" style:font-style-complex="normal" style:font-weight-complex="normal"/>
    </style:style>
    <style:style style:name="P19"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000000" style:font-name="Ubuntu" fo:font-size="13pt" fo:letter-spacing="normal" fo:font-style="normal" style:text-underline-style="none" fo:font-weight="normal" officeooo:rsid="00075f2f" officeooo:paragraph-rsid="0005f531" style:font-size-asian="13pt" style:font-style-asian="normal" style:font-weight-asian="normal" style:font-size-complex="13pt" style:font-style-complex="normal" style:font-weight-complex="normal"/>
    </style:style>
    <style:style style:name="P20"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000000" style:font-name="Ubuntu" fo:font-size="13pt" fo:letter-spacing="normal" fo:font-style="normal" style:text-underline-style="none" fo:font-weight="normal" officeooo:rsid="0009188a" officeooo:paragraph-rsid="0009188a" style:font-size-asian="13pt" style:font-style-asian="normal" style:font-weight-asian="normal" style:font-size-complex="13pt" style:font-style-complex="normal" style:font-weight-complex="normal"/>
    </style:style>
    <style:style style:name="P21"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000000" style:font-name="Ubuntu" fo:font-size="13pt" fo:letter-spacing="normal" fo:font-style="normal" style:text-underline-style="none" fo:font-weight="normal" officeooo:rsid="0009cfc4" officeooo:paragraph-rsid="0009188a" style:font-size-asian="13pt" style:font-style-asian="normal" style:font-weight-asian="normal" style:font-size-complex="13pt" style:font-style-complex="normal" style:font-weight-complex="normal"/>
    </style:style>
    <style:style style:name="P22"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000000" style:font-name="Ubuntu" fo:font-size="13pt" fo:letter-spacing="normal" fo:font-style="normal" style:text-underline-style="none" fo:font-weight="normal" officeooo:rsid="0009cfc4" officeooo:paragraph-rsid="0009cfc4" style:font-size-asian="13pt" style:font-style-asian="normal" style:font-weight-asian="normal" style:font-size-complex="13pt" style:font-style-complex="normal" style:font-weight-complex="normal"/>
    </style:style>
    <style:style style:name="P23"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000000" style:font-name="Ubuntu" fo:font-size="13pt" fo:letter-spacing="normal" fo:font-style="normal" style:text-underline-style="none" fo:font-weight="normal" officeooo:rsid="000cb0bb" officeooo:paragraph-rsid="000cb0bb" style:font-size-asian="13pt" style:font-style-asian="normal" style:font-weight-asian="normal" style:font-size-complex="13pt" style:font-style-complex="normal" style:font-weight-complex="normal"/>
    </style:style>
    <style:style style:name="P24"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000000" style:font-name="Ubuntu" fo:font-size="13pt" fo:letter-spacing="normal" fo:font-style="normal" style:text-underline-style="none" fo:font-weight="normal" officeooo:rsid="0010c1ae" officeooo:paragraph-rsid="0010c1ae" style:font-size-asian="13pt" style:font-style-asian="normal" style:font-weight-asian="normal" style:font-size-complex="13pt" style:font-style-complex="normal" style:font-weight-complex="normal"/>
    </style:style>
    <style:style style:name="P25"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000000" style:font-name="Ubuntu" fo:font-size="13pt" fo:letter-spacing="normal" fo:font-style="normal" style:text-underline-style="none" fo:font-weight="normal" officeooo:rsid="0011cd71" officeooo:paragraph-rsid="0011cd71" style:font-size-asian="13pt" style:font-style-asian="normal" style:font-weight-asian="normal" style:font-size-complex="13pt" style:font-style-complex="normal" style:font-weight-complex="normal"/>
    </style:style>
    <style:style style:name="P26"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000000" style:font-name="Ubuntu" fo:font-size="13pt" fo:letter-spacing="normal" fo:font-style="normal" style:text-underline-style="none" fo:font-weight="normal" officeooo:rsid="00135983" officeooo:paragraph-rsid="00135983" style:font-size-asian="13pt" style:font-style-asian="normal" style:font-weight-asian="normal" style:font-size-complex="13pt" style:font-style-complex="normal" style:font-weight-complex="normal"/>
    </style:style>
    <style:style style:name="P27"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000000" style:font-name="Ubuntu" fo:font-size="13pt" fo:letter-spacing="normal" fo:font-style="normal" style:text-underline-style="none" fo:font-weight="normal" officeooo:rsid="00057761" officeooo:paragraph-rsid="00057761" style:font-size-asian="13pt" style:font-weight-asian="normal" style:font-size-complex="13pt" style:font-weight-complex="normal"/>
    </style:style>
    <style:style style:name="P28"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000000" style:font-name="Ubuntu" fo:font-size="13pt" fo:letter-spacing="normal" fo:font-style="normal" style:text-underline-style="none" fo:font-weight="bold" officeooo:rsid="00057761" officeooo:paragraph-rsid="00057761" style:font-size-asian="13pt" style:font-weight-asian="bold" style:font-size-complex="13pt" style:font-weight-complex="bold"/>
    </style:style>
    <style:style style:name="P29"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000000" style:font-name="Ubuntu" fo:font-size="13pt" fo:letter-spacing="normal" fo:font-style="normal" fo:font-weight="bold" officeooo:rsid="00057761" officeooo:paragraph-rsid="00057761" style:font-size-asian="13pt" style:font-weight-asian="bold" style:font-size-complex="13pt" style:font-weight-complex="bold"/>
    </style:style>
    <style:style style:name="P30" style:family="paragraph" style:parent-style-name="Standard">
      <style:paragraph-properties fo:margin-left="0in" fo:margin-right="0in" fo:text-align="center" style:justify-single-word="false" fo:orphans="2" fo:widows="2" fo:text-indent="0in" style:auto-text-indent="false"/>
      <style:text-properties fo:font-variant="normal" fo:text-transform="none" fo:color="#000000" style:font-name="Ubuntu" fo:font-size="13pt" fo:letter-spacing="normal" fo:font-style="normal" style:text-underline-style="solid" style:text-underline-width="auto" style:text-underline-color="font-color" fo:font-weight="bold" officeooo:rsid="0003822e" officeooo:paragraph-rsid="0003822e" style:font-size-asian="13pt" style:font-weight-asian="bold" style:font-size-complex="13pt" style:font-weight-complex="bold"/>
    </style:style>
    <style:style style:name="P31" style:family="paragraph" style:parent-style-name="Standard">
      <style:paragraph-properties fo:margin-left="0in" fo:margin-right="0in" fo:text-align="center" style:justify-single-word="false" fo:orphans="2" fo:widows="2" fo:text-indent="0in" style:auto-text-indent="false"/>
      <style:text-properties fo:font-variant="normal" fo:text-transform="none" fo:color="#000000" style:font-name="Ubuntu" fo:font-size="13pt" fo:letter-spacing="normal" fo:font-style="normal" style:text-underline-style="solid" style:text-underline-width="auto" style:text-underline-color="font-color" fo:font-weight="bold" officeooo:rsid="0005f531" officeooo:paragraph-rsid="00057761" style:font-size-asian="13pt" style:font-weight-asian="bold" style:font-size-complex="13pt" style:font-weight-complex="bold"/>
    </style:style>
    <style:style style:name="P32" style:family="paragraph" style:parent-style-name="Standard">
      <style:paragraph-properties fo:margin-left="0in" fo:margin-right="0in" fo:text-align="center" style:justify-single-word="false" fo:orphans="2" fo:widows="2" fo:text-indent="0in" style:auto-text-indent="false"/>
      <style:text-properties fo:font-variant="normal" fo:text-transform="none" fo:color="#000000" style:font-name="Ubuntu" fo:font-size="13pt" fo:letter-spacing="normal" fo:font-style="normal" style:text-underline-style="solid" style:text-underline-width="auto" style:text-underline-color="font-color" fo:font-weight="bold" officeooo:rsid="000f868e" officeooo:paragraph-rsid="0005f531" style:font-size-asian="13pt" style:font-style-asian="normal" style:font-weight-asian="bold" style:font-size-complex="13pt" style:font-style-complex="normal" style:font-weight-complex="bold"/>
    </style:style>
    <style:style style:name="P33"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000000" style:font-name="Ubuntu" fo:font-size="13pt" fo:letter-spacing="normal" fo:font-style="normal" style:text-underline-style="solid" style:text-underline-width="auto" style:text-underline-color="font-color" fo:font-weight="normal" officeooo:paragraph-rsid="0018c5bb" style:font-size-asian="13pt" style:font-weight-asian="normal" style:font-size-complex="13pt" style:font-weight-complex="normal"/>
    </style:style>
    <style:style style:name="P34" style:family="paragraph" style:parent-style-name="Standard">
      <style:paragraph-properties fo:margin-left="0in" fo:margin-right="0in" fo:text-align="start" style:justify-single-word="false" fo:orphans="2" fo:widows="2" fo:text-indent="0in" style:auto-text-indent="false"/>
      <style:text-properties officeooo:paragraph-rsid="002099ca"/>
    </style:style>
    <style:style style:name="P35" style:family="paragraph" style:parent-style-name="Standard">
      <style:paragraph-properties fo:margin-left="0in" fo:margin-right="0in" fo:text-align="start" style:justify-single-word="false" fo:orphans="2" fo:widows="2" fo:text-indent="0in" style:auto-text-indent="false"/>
      <style:text-properties officeooo:rsid="002099ca" officeooo:paragraph-rsid="002099ca"/>
    </style:style>
    <style:style style:name="P36" style:family="paragraph" style:parent-style-name="Table_20_Contents">
      <style:paragraph-properties fo:text-align="start" style:justify-single-word="false"/>
      <style:text-properties style:font-name="Ubuntu" fo:font-size="13pt" officeooo:rsid="00054856" officeooo:paragraph-rsid="00054856" style:font-size-asian="13pt" style:font-size-complex="13pt"/>
    </style:style>
    <style:style style:name="P37" style:family="paragraph" style:parent-style-name="Table_20_Contents">
      <style:paragraph-properties fo:text-align="start" style:justify-single-word="false"/>
      <style:text-properties style:font-name="Ubuntu" fo:font-size="13pt" officeooo:rsid="0011cd71" officeooo:paragraph-rsid="0011cd71" style:font-size-asian="13pt" style:font-size-complex="13pt"/>
    </style:style>
    <style:style style:name="P38" style:family="paragraph" style:parent-style-name="Standard" style:list-style-name="L1">
      <style:paragraph-properties fo:text-align="start" style:justify-single-word="false" fo:orphans="2" fo:widows="2"/>
      <style:text-properties fo:font-variant="normal" fo:text-transform="none" fo:color="#000000" style:font-name="Ubuntu" fo:font-size="13pt" fo:letter-spacing="normal" fo:font-style="normal" fo:font-weight="normal" officeooo:rsid="002099ca" officeooo:paragraph-rsid="002099ca" style:font-size-asian="13pt" style:font-size-complex="13pt"/>
    </style:style>
    <style:style style:name="P39" style:family="paragraph" style:parent-style-name="Standard" style:list-style-name="L2">
      <style:paragraph-properties fo:text-align="start" style:justify-single-word="false" fo:orphans="2" fo:widows="2"/>
      <style:text-properties fo:font-variant="normal" fo:text-transform="none" fo:color="#000000" style:font-name="Ubuntu" fo:font-size="13pt" fo:letter-spacing="normal" fo:font-style="normal" style:text-underline-style="none" fo:font-weight="normal" officeooo:rsid="001efc21" officeooo:paragraph-rsid="001efc21" style:font-size-asian="13pt" style:font-style-asian="normal" style:font-weight-asian="normal" style:font-size-complex="13pt" style:font-style-complex="normal" style:font-weight-complex="normal"/>
    </style:style>
    <style:style style:name="P40" style:family="paragraph" style:parent-style-name="Standard" style:list-style-name="L2">
      <style:paragraph-properties fo:text-align="start" style:justify-single-word="false" fo:orphans="2" fo:widows="2"/>
      <style:text-properties officeooo:paragraph-rsid="001efc21"/>
    </style:style>
    <style:style style:name="P41" style:family="paragraph" style:parent-style-name="Standard" style:list-style-name="L3">
      <style:paragraph-properties fo:margin-left="0in" fo:margin-right="0in" fo:text-align="start" style:justify-single-word="false" fo:orphans="2" fo:widows="2" fo:text-indent="0in" style:auto-text-indent="false"/>
      <style:text-properties fo:font-variant="normal" fo:text-transform="none" fo:color="#000000" style:font-name="Ubuntu" fo:font-size="13pt" fo:letter-spacing="normal" fo:font-style="normal" style:text-underline-style="none" fo:font-weight="normal" officeooo:rsid="00135983" officeooo:paragraph-rsid="00135983" style:font-size-asian="13pt" style:font-style-asian="normal" style:font-weight-asian="normal" style:font-size-complex="13pt" style:font-style-complex="normal" style:font-weight-complex="normal"/>
    </style:style>
    <style:style style:name="P42" style:family="paragraph" style:parent-style-name="Standard">
      <loext:graphic-properties draw:fill="none"/>
      <style:paragraph-properties fo:margin-left="0in" fo:margin-right="-0.3752in" fo:text-align="start" style:justify-single-word="false" fo:orphans="2" fo:widows="2" fo:text-indent="0in" style:auto-text-indent="false" fo:background-color="transparent"/>
      <style:text-properties fo:font-variant="normal" fo:text-transform="none" fo:color="#000000" style:font-name="Ubuntu" fo:font-size="13pt" fo:letter-spacing="normal" fo:font-style="normal" style:text-underline-style="solid" style:text-underline-width="auto" style:text-underline-color="font-color" fo:font-weight="bold" officeooo:rsid="0003822e" officeooo:paragraph-rsid="00236cd0" style:font-size-asian="13pt" style:font-weight-asian="bold" style:font-size-complex="13pt" style:font-weight-complex="bold"/>
    </style:style>
    <style:style style:name="P43" style:family="paragraph" style:parent-style-name="Standard" style:master-page-name="">
      <loext:graphic-properties draw:fill="none"/>
      <style:paragraph-properties fo:margin-left="0in" fo:margin-right="-0.3752in" fo:text-align="start" style:justify-single-word="false" fo:text-indent="0in" style:auto-text-indent="false" style:page-number="auto" fo:background-color="transparent"/>
      <style:text-properties style:font-name="Ubuntu" fo:font-size="11pt" style:text-underline-style="none" fo:font-weight="bold" officeooo:rsid="007fabfd" officeooo:paragraph-rsid="00236cd0" style:font-size-asian="11pt" style:font-weight-asian="bold" style:font-size-complex="11pt" style:font-weight-complex="bold"/>
    </style:style>
    <style:style style:name="T1" style:family="text">
      <style:text-properties fo:font-variant="normal" fo:text-transform="none" fo:letter-spacing="normal"/>
    </style:style>
    <style:style style:name="T2" style:family="text">
      <style:text-properties fo:font-variant="normal" fo:text-transform="none" fo:letter-spacing="normal" fo:font-style="normal"/>
    </style:style>
    <style:style style:name="T3" style:family="text">
      <style:text-properties fo:font-variant="normal" fo:text-transform="none" fo:letter-spacing="normal" fo:font-style="normal" fo:font-weight="normal"/>
    </style:style>
    <style:style style:name="T4" style:family="text">
      <style:text-properties fo:font-variant="normal" fo:text-transform="none" fo:letter-spacing="normal" fo:font-style="normal" fo:font-weight="normal" officeooo:rsid="00054856"/>
    </style:style>
    <style:style style:name="T5" style:family="text">
      <style:text-properties fo:font-variant="normal" fo:text-transform="none" fo:letter-spacing="normal" fo:font-style="normal" fo:font-weight="bold" style:font-weight-asian="bold" style:font-weight-complex="bold"/>
    </style:style>
    <style:style style:name="T6" style:family="text">
      <style:text-properties fo:font-variant="normal" fo:text-transform="none" fo:letter-spacing="normal" fo:font-style="normal" officeooo:rsid="0003822e"/>
    </style:style>
    <style:style style:name="T7" style:family="text">
      <style:text-properties fo:font-variant="normal" fo:text-transform="none" fo:letter-spacing="normal" fo:font-style="normal" officeooo:rsid="00057761"/>
    </style:style>
    <style:style style:name="T8" style:family="text">
      <style:text-properties fo:font-variant="normal" fo:text-transform="none" fo:letter-spacing="normal" fo:font-style="normal" officeooo:rsid="00054856"/>
    </style:style>
    <style:style style:name="T9" style:family="text">
      <style:text-properties fo:font-variant="normal" fo:text-transform="none" fo:letter-spacing="normal" fo:font-style="normal" style:text-underline-style="solid" style:text-underline-width="auto" style:text-underline-color="font-color"/>
    </style:style>
    <style:style style:name="T10" style:family="text">
      <style:text-properties fo:font-variant="normal" fo:text-transform="none" fo:letter-spacing="normal" fo:font-style="normal" officeooo:rsid="001cff20"/>
    </style:style>
    <style:style style:name="T11" style:family="text">
      <style:text-properties fo:font-variant="normal" fo:text-transform="none" fo:letter-spacing="normal" fo:font-weight="bold" style:font-weight-asian="bold" style:font-weight-complex="bold"/>
    </style:style>
    <style:style style:name="T12" style:family="text">
      <style:text-properties fo:font-variant="normal" fo:text-transform="none" fo:letter-spacing="normal" officeooo:rsid="00075f2f"/>
    </style:style>
    <style:style style:name="T13" style:family="text">
      <style:text-properties fo:font-variant="normal" fo:text-transform="none" style:text-line-through-style="solid" style:text-line-through-type="single" fo:letter-spacing="normal" fo:font-style="normal"/>
    </style:style>
    <style:style style:name="T14" style:family="text">
      <style:text-properties fo:font-variant="normal" fo:text-transform="none" fo:color="#000000" style:font-name="Ubuntu" fo:font-size="13pt" fo:letter-spacing="normal" fo:font-style="normal" style:text-underline-style="none" fo:font-weight="normal" officeooo:rsid="00135983" style:font-size-asian="13pt" style:font-style-asian="normal" style:font-weight-asian="normal" style:font-size-complex="13pt" style:font-style-complex="normal" style:font-weight-complex="normal"/>
    </style:style>
    <style:style style:name="T15" style:family="text">
      <style:text-properties fo:font-variant="normal" fo:text-transform="none" fo:color="#000000" style:font-name="Ubuntu" fo:font-size="13pt" fo:letter-spacing="normal" fo:font-style="normal" style:text-underline-style="none" fo:font-weight="normal" officeooo:rsid="001efc21" style:font-size-asian="13pt" style:font-style-asian="normal" style:font-weight-asian="normal" style:font-size-complex="13pt" style:font-style-complex="normal" style:font-weight-complex="normal"/>
    </style:style>
    <style:style style:name="T16" style:family="text">
      <style:text-properties fo:font-variant="normal" fo:text-transform="none" fo:color="#000000" style:font-name="Ubuntu" fo:font-size="13pt" fo:letter-spacing="normal" fo:font-style="normal" style:text-underline-style="none" fo:font-weight="normal" style:font-size-asian="13pt" style:font-size-complex="13pt"/>
    </style:style>
    <style:style style:name="T17" style:family="text">
      <style:text-properties fo:font-variant="normal" fo:text-transform="none" fo:color="#000000" style:font-name="Ubuntu" fo:font-size="13pt" fo:letter-spacing="normal" fo:font-style="normal" style:text-underline-style="none" fo:font-weight="normal" officeooo:rsid="002099ca" style:font-size-asian="13pt" style:font-size-complex="13pt"/>
    </style:style>
    <style:style style:name="T18" style:family="text">
      <style:text-properties fo:font-variant="normal" fo:text-transform="none" fo:color="#000000" style:font-name="Ubuntu" fo:font-size="13pt" fo:letter-spacing="normal" fo:font-style="normal" fo:font-weight="normal" style:font-size-asian="13pt" style:font-size-complex="13pt"/>
    </style:style>
    <style:style style:name="T19" style:family="text">
      <style:text-properties fo:font-variant="normal" fo:text-transform="none" fo:color="#000000" style:font-name="Ubuntu" fo:font-size="13pt" fo:letter-spacing="normal" fo:font-style="normal" fo:font-weight="normal" officeooo:rsid="00057761" style:font-size-asian="13pt" style:font-size-complex="13pt"/>
    </style:style>
    <style:style style:name="T20" style:family="text">
      <style:text-properties fo:font-variant="normal" fo:text-transform="none" fo:color="#000000" style:font-name="Ubuntu" fo:font-size="13pt" fo:letter-spacing="normal" fo:font-style="normal" fo:font-weight="normal" officeooo:rsid="002099ca" style:font-size-asian="13pt" style:font-size-complex="13pt"/>
    </style:style>
    <style:style style:name="T21" style:family="text">
      <style:text-properties fo:font-variant="normal" fo:text-transform="none" fo:color="#000000" style:font-name="Ubuntu" fo:font-size="13pt" fo:letter-spacing="normal" fo:font-style="normal" style:text-underline-style="solid" style:text-underline-width="auto" style:text-underline-color="font-color" fo:font-weight="normal" style:font-size-asian="13pt" style:font-size-complex="13pt"/>
    </style:style>
    <style:style style:name="T22" style:family="text">
      <style:text-properties fo:font-variant="normal" fo:text-transform="none" fo:color="#000000" style:font-name="Ubuntu" fo:font-size="13pt" fo:letter-spacing="normal" fo:font-style="normal" style:text-underline-style="solid" style:text-underline-width="auto" style:text-underline-color="font-color" fo:font-weight="normal" officeooo:rsid="00057761" style:font-size-asian="13pt" style:font-size-complex="13pt"/>
    </style:style>
    <style:style style:name="T23" style:family="text">
      <style:text-properties fo:font-variant="normal" fo:text-transform="none" fo:color="#000000" style:font-name="Ubuntu" fo:font-size="13pt" fo:letter-spacing="normal" fo:font-style="normal" style:text-underline-style="solid" style:text-underline-width="auto" style:text-underline-color="font-color" fo:font-weight="normal" officeooo:rsid="002099ca" style:font-size-asian="13pt" style:font-size-complex="13pt"/>
    </style:style>
    <style:style style:name="T24" style:family="text">
      <style:text-properties officeooo:rsid="0003822e"/>
    </style:style>
    <style:style style:name="T25" style:family="text">
      <style:text-properties officeooo:rsid="00054856"/>
    </style:style>
    <style:style style:name="T26" style:family="text">
      <style:text-properties officeooo:rsid="00057761"/>
    </style:style>
    <style:style style:name="T27" style:family="text">
      <style:text-properties officeooo:rsid="000cb0bb"/>
    </style:style>
    <style:style style:name="T28" style:family="text">
      <style:text-properties fo:font-weight="bold" style:font-weight-asian="bold" style:font-weight-complex="bold"/>
    </style:style>
    <style:style style:name="T29" style:family="text">
      <style:text-properties fo:font-weight="bold" officeooo:rsid="0011cd71" style:font-weight-asian="bold" style:font-weight-complex="bold"/>
    </style:style>
    <style:style style:name="T30" style:family="text">
      <style:text-properties fo:font-weight="bold" officeooo:rsid="002099ca" style:font-weight-asian="bold" style:font-weight-complex="bold"/>
    </style:style>
    <style:style style:name="T31" style:family="text">
      <style:text-properties officeooo:rsid="0011cd71"/>
    </style:style>
    <style:style style:name="T32" style:family="text">
      <style:text-properties style:text-position="super 58%"/>
    </style:style>
    <style:style style:name="T33" style:family="text">
      <style:text-properties officeooo:rsid="00135983"/>
    </style:style>
    <style:style style:name="T34" style:family="text">
      <style:text-properties fo:font-style="italic" style:font-style-asian="italic" style:font-style-complex="italic"/>
    </style:style>
    <style:style style:name="T35" style:family="text">
      <style:text-properties officeooo:rsid="001efc21"/>
    </style:style>
    <style:style style:name="T36" style:family="text">
      <style:text-properties style:text-underline-style="none" fo:font-weight="bold" style:font-weight-asian="bold" style:font-weight-complex="bold"/>
    </style:style>
    <style:style style:name="T37" style:family="text">
      <style:text-properties fo:font-size="11pt" fo:font-style="italic" style:text-underline-style="none" fo:font-weight="normal" officeooo:rsid="007fabfd" style:font-size-asian="11pt" style:font-style-asian="italic" style:font-weight-asian="normal" style:font-size-complex="11pt" style:font-style-complex="italic" style:font-weight-complex="normal"/>
    </style:style>
    <style:style style:name="T38" style:family="text">
      <style:text-properties fo:font-size="10.5pt" fo:font-style="italic" style:text-underline-style="none" fo:font-weight="normal" officeooo:rsid="007fabfd" style:font-size-asian="10.5pt" style:font-style-asian="italic" style:font-weight-asian="normal" style:font-size-complex="10.5pt" style:font-style-complex="italic" style:font-weight-complex="normal"/>
    </style:style>
    <style:style style:name="T39" style:family="text">
      <style:text-properties fo:font-size="10.5pt" fo:font-style="italic" style:text-underline-style="none" fo:font-weight="normal" officeooo:rsid="00a7467f" style:font-size-asian="10.5pt" style:font-style-asian="italic" style:font-weight-asian="normal" style:font-size-complex="10.5pt" style:font-style-complex="italic" style:font-weight-complex="normal"/>
    </style:style>
    <style:style style:name="T40" style:family="text">
      <style:text-properties fo:font-size="10.5pt" fo:font-style="italic" style:text-underline-style="none" fo:font-weight="normal" officeooo:rsid="0090b51c" style:font-size-asian="10.5pt" style:font-style-asian="italic" style:font-weight-asian="normal" style:font-size-complex="10.5pt" style:font-style-complex="italic" style:font-weight-complex="normal"/>
    </style:style>
    <style:style style:name="T41" style:family="text">
      <style:text-properties fo:font-size="10.5pt" fo:font-style="italic" style:text-underline-style="none" fo:font-weight="normal" officeooo:rsid="00bd4fb3" style:font-size-asian="10.5pt" style:font-style-asian="italic" style:font-weight-asian="normal" style:font-size-complex="10.5pt" style:font-style-complex="italic" style:font-weight-complex="normal"/>
    </style:style>
    <style:style style:name="T42" style:family="text">
      <style:text-properties fo:font-size="10.5pt" fo:font-style="italic" style:text-underline-style="none" fo:font-weight="normal" officeooo:rsid="00911443" style:font-size-asian="10.5pt" style:font-style-asian="italic" style:font-weight-asian="normal" style:font-size-complex="10.5pt" style:font-style-complex="italic" style:font-weight-complex="normal"/>
    </style:style>
    <style:style style:name="T43" style:family="text">
      <style:text-properties fo:font-size="10.5pt" fo:font-style="italic" style:text-underline-style="none" fo:font-weight="normal" officeooo:rsid="00a7ad97" style:font-size-asian="10.5pt" style:font-style-asian="italic" style:font-weight-asian="normal" style:font-size-complex="10.5pt" style:font-style-complex="italic"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4846in" fo:text-indent="-0.25in" fo:margin-left="1.4846in"/>
        </style:list-level-properties>
        <style:text-properties style:font-name="Open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7346in" fo:text-indent="-0.25in" fo:margin-left="1.7346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846in" fo:text-indent="-0.25in" fo:margin-left="1.9846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2346in" fo:text-indent="-0.25in" fo:margin-left="2.2346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846in" fo:text-indent="-0.25in" fo:margin-left="2.4846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7346in" fo:text-indent="-0.25in" fo:margin-left="2.734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9846in" fo:text-indent="-0.25in" fo:margin-left="2.9846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2346in" fo:text-indent="-0.25in" fo:margin-left="3.2346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4846in" fo:text-indent="-0.25in" fo:margin-left="3.4846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7346in" fo:text-indent="-0.25in" fo:margin-left="3.7346in"/>
        </style:list-level-properties>
      </text:list-level-style-number>
    </text:list-style>
    <text:list-style style:name="L3">
      <text:list-level-style-number text:level="1" text:style-name="Numbering_20_Symbols"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3in" fo:text-indent="-0.25in" fo:margin-left="3in"/>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3.25in" fo:text-indent="-0.25in" fo:margin-left="3.25in"/>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3.5in" fo:text-indent="-0.25in" fo:margin-left="3.5in"/>
        </style:list-level-properties>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
      <text:p text:style-name="P43"/>
      <text:p text:style-name="P42"><text:span text:style-name="T37">Disclaim</text:span><text:span text:style-name="T38">er : I DO NOT claim or guarantee whether the answer written here is 100% accurate. If you feel something is not accurate or out-of-order, it will be a great help, </text:span><text:span text:style-name="T39">if </text:span><text:span text:style-name="T38">you let me know. You know how to find me. <text:line-break/></text:span><text:span text:style-name="T39">Note: </text:span><text:span text:style-name="T40">Those question which are crossed (i.e </text:span><text:span text:style-name="T41">strike-through</text:span><text:span text:style-name="T40">) </text:span><text:span text:style-name="T42">refer to repeated question which has been solved/answered already.<text:tab/><text:tab/><text:tab/><text:tab/><text:tab/><text:tab/><text:tab/><text:tab/> <text:s text:c="3"/></text:span><text:span text:style-name="T43">Author : Pranav Bhattarai</text:span></text:p>
      <text:p text:style-name="P30"/>
      <text:p text:style-name="P30">2019 Fall</text:p>
      <text:p text:style-name="P10"><text:tab/><text:tab/><text:tab/><text:tab/><text:tab/><text:tab/></text:p>
      <text:p text:style-name="P6"><text:span text:style-name="T6">1 </text:span><text:span text:style-name="T2">a) What is data independence? Explain the Type of data independence.</text:span></text:p>
      <text:p text:style-name="P16">Data independence means that upper levels are unaffected by changes to lower levels.</text:p>
      <text:p text:style-name="P17">There are two types of data independence: physical and logical data independence. </text:p>
      <text:p text:style-name="P17"/>
      <text:p text:style-name="P9"><text:span text:style-name="T9">Logical data independence </text:span><text:span text:style-name="T2">can be defined as the immunity of the external schemas to changes in the conceptual schema. </text:span></text:p>
      <text:p text:style-name="P33"/>
      <text:p text:style-name="P9"><text:span text:style-name="T9">Physical data independence</text:span><text:span text:style-name="T2"> can be defined as the immunity of the conceptual schema to changes in the internal schema. </text:span></text:p>
      <text:p text:style-name="P6"><text:line-break/><text:span text:style-name="T24">1 </text:span><text:span text:style-name="T2">b) Draw E-R diagram of "Library management system". Assume necessary entity and attributes.</text:span></text:p>
      <text:p text:style-name="P8"/>
      <text:p text:style-name="P6"><text:line-break/><text:span text:style-name="T24">2 </text:span><text:span text:style-name="T2">a) What is schema? Explain the </text:span><text:span text:style-name="T13">important</text:span><text:span text:style-name="T2"> <text:s/></text:span><text:span text:style-name="T10">importance </text:span><text:span text:style-name="T2">of view in database.</text:span></text:p>
      <text:p text:style-name="P1">The term "schema" refers to the organization of data as a blueprint of how the database is constructed <text:span text:style-name="T34">(divided into database tables in the case of relational databases)</text:span>.</text:p>
      <text:p text:style-name="P1"/>
      <text:p text:style-name="P1">In a database, a view is the result set of a stored query on the data, which the database users can query just as they would in a persistent database collection object.</text:p>
      <text:p text:style-name="P1"><text:line-break/><text:span text:style-name="T26">2 </text:span><text:span text:style-name="T3">b) Write the SQL statements that will answer questions I to IV based on the </text:span><text:span text:style-name="T4">g</text:span><text:span text:style-name="T3">iven below table </text:span><text:span text:style-name="T5">EMPLOYEE</text:span><text:span text:style-name="T3">.</text:span></text:p>
      <text:p text:style-name="P11"/>
      <table:table table:name="Table1" table:style-name="Table1">
        <table:table-column table:style-name="Table1.A" table:number-columns-repeated="5"/>
        <table:table-row>
          <table:table-cell table:style-name="Table1.A1" office:value-type="string">
            <text:p text:style-name="P36">Emdid</text:p>
          </table:table-cell>
          <table:table-cell table:style-name="Table1.A1" office:value-type="string">
            <text:p text:style-name="P36">EmpName</text:p>
          </table:table-cell>
          <table:table-cell table:style-name="Table1.A1" office:value-type="string">
            <text:p text:style-name="P36">Empcity</text:p>
          </table:table-cell>
          <table:table-cell table:style-name="Table1.A1" office:value-type="string">
            <text:p text:style-name="P36">Dept_no</text:p>
          </table:table-cell>
          <table:table-cell table:style-name="Table1.E1" office:value-type="string">
            <text:p text:style-name="P36">Salary</text:p>
          </table:table-cell>
        </table:table-row>
        <table:table-row>
          <table:table-cell table:style-name="Table1.A2" office:value-type="string">
            <text:p text:style-name="P36">E001</text:p>
          </table:table-cell>
          <table:table-cell table:style-name="Table1.A2" office:value-type="string">
            <text:p text:style-name="P36">Ramesh</text:p>
          </table:table-cell>
          <table:table-cell table:style-name="Table1.A2" office:value-type="string">
            <text:p text:style-name="P36">KTM</text:p>
          </table:table-cell>
          <table:table-cell table:style-name="Table1.A2" office:value-type="string">
            <text:p text:style-name="P36">101</text:p>
          </table:table-cell>
          <table:table-cell table:style-name="Table1.E2" office:value-type="string">
            <text:p text:style-name="P36">25000</text:p>
          </table:table-cell>
        </table:table-row>
        <table:table-row>
          <table:table-cell table:style-name="Table1.A2" office:value-type="string">
            <text:p text:style-name="P36">E002</text:p>
          </table:table-cell>
          <table:table-cell table:style-name="Table1.A2" office:value-type="string">
            <text:p text:style-name="P36">Radha</text:p>
          </table:table-cell>
          <table:table-cell table:style-name="Table1.A2" office:value-type="string">
            <text:p text:style-name="P36">NGT</text:p>
          </table:table-cell>
          <table:table-cell table:style-name="Table1.A2" office:value-type="string">
            <text:p text:style-name="P36">201</text:p>
          </table:table-cell>
          <table:table-cell table:style-name="Table1.E2" office:value-type="string">
            <text:p text:style-name="P36">20000</text:p>
          </table:table-cell>
        </table:table-row>
        <table:table-row>
          <table:table-cell table:style-name="Table1.A2" office:value-type="string">
            <text:p text:style-name="P36">E004</text:p>
          </table:table-cell>
          <table:table-cell table:style-name="Table1.A2" office:value-type="string">
            <text:p text:style-name="P36">Seema</text:p>
          </table:table-cell>
          <table:table-cell table:style-name="Table1.A2" office:value-type="string">
            <text:p text:style-name="P36">BRT</text:p>
          </table:table-cell>
          <table:table-cell table:style-name="Table1.A2" office:value-type="string">
            <text:p text:style-name="P36">101</text:p>
          </table:table-cell>
          <table:table-cell table:style-name="Table1.E2" office:value-type="string">
            <text:p text:style-name="P36">35000</text:p>
          </table:table-cell>
        </table:table-row>
        <table:table-row>
          <table:table-cell table:style-name="Table1.A2" office:value-type="string">
            <text:p text:style-name="P36">E005</text:p>
          </table:table-cell>
          <table:table-cell table:style-name="Table1.A2" office:value-type="string">
            <text:p text:style-name="P36">Aaastha</text:p>
          </table:table-cell>
          <table:table-cell table:style-name="Table1.A2" office:value-type="string">
            <text:p text:style-name="P36">BRT</text:p>
          </table:table-cell>
          <table:table-cell table:style-name="Table1.A2" office:value-type="string">
            <text:p text:style-name="P36">301</text:p>
          </table:table-cell>
          <table:table-cell table:style-name="Table1.E2" office:value-type="string">
            <text:p text:style-name="P36">40000</text:p>
          </table:table-cell>
        </table:table-row>
      </table:table>
      <text:p text:style-name="P2"><text:span text:style-name="T3">i. Write a SQL query .to list the employees who are getting salary mor</text:span><text:span text:style-name="T4">e</text:span><text:span text:style-name="T3"> than 25000 and less than 50000. </text:span><text:line-break/><text:span text:style-name="T3">ii. Write a SQL query .to list the employees who are belong the city of KTM or BRT.</text:span><text:line-break/><text:span text:style-name="T25">i</text:span><text:span text:style-name="T3">ii. Write a SQL query to display the employee name who is getti</text:span><text:span text:style-name="T4">n</text:span><text:span text:style-name="T3">g highest salary employee iv. Write, a SQL query to display the iotal salary of each department,</text:span></text:p>
      <text:p text:style-name="P13">iv. Write a SQL query to display the total salary of each department.</text:p>
      <text:p text:style-name="P12"/>
      <text:p text:style-name="P7"><text:span text:style-name="T7">3</text:span><text:span text:style-name="T8"> </text:span><text:span text:style-name="T2">a) </text:span><text:span text:style-name="T7">What do you mean by inner join? Explain unique key constraint and foreign key constraint.</text:span><text:line-break/><text:span text:style-name="T26">3 </text:span><text:span text:style-name="T2">b) Define </text:span><text:span text:style-name="T8">d</text:span><text:span text:style-name="T2">atabase constraints. Explain unique key constraint and foreign key c</text:span><text:span text:style-name="T7">o</text:span><text:span text:style-name="T2">nstraint. </text:span><text:line-break/><text:span text:style-name="T26">4 </text:span><text:span text:style-name="T2">a) What are the importance of data normalization? Differentiate betwee</text:span><text:span text:style-name="T8">n</text:span><text:span text:style-name="T2"> 2NF and 3NF. </text:span><text:line-break/><text:span text:style-name="T26">4 b</text:span><text:span text:style-name="T2">) What is an encryption? H</text:span><text:span text:style-name="T7">ow </text:span><text:span text:style-name="T2">is an encryption protecting our data? Explain the type of encryptions. </text:span><text:line-break/><text:span text:style-name="T26">5</text:span><text:span text:style-name="T8"> </text:span><text:span text:style-name="T7">a</text:span><text:span text:style-name="T8">) </text:span><text:span text:style-name="T7">Define the query optimization. Explain the steps for query processing.</text:span></text:p>
      <text:p text:style-name="P29">5 b) Define an indexing? Explain the B+ Tree index file organization.</text:p>
      <text:p text:style-name="P29">6 a) What is crash recovery system? Explain shadow paging recovery technique.</text:p>
      <text:p text:style-name="P29">6 b) What is serialization? Explain the serialization view with an example.</text:p>
      <text:p text:style-name="P29">7. <text:s/>Write short notes on any two: </text:p>
      <text:p text:style-name="P14">a) <text:span text:style-name="T36">BCNF</text:span></text:p>
      <text:p text:style-name="P28"><text:tab/></text:p>
      <text:p text:style-name="P27"><text:tab/></text:p>
      <text:p text:style-name="P29"/>
      <text:p text:style-name="P14">b) <text:span text:style-name="T28">ACID properties of </text:span><text:span text:style-name="T30">transaction</text:span></text:p>
      <text:p text:style-name="P14"><text:tab/><text:span text:style-name="T35">ACID stands for atomicity , consistency, isolation, durability. It is a set of properties of database transaction intended to guarantee validity even in the event of errors, power failures, etc. <text:s/></text:span></text:p>
      <text:p text:style-name="P34"><text:span text:style-name="T17"><text:tab/>i. </text:span><text:span text:style-name="T22">A</text:span><text:span text:style-name="T23">tomicity</text:span></text:p>
      <text:p text:style-name="P34"><text:span text:style-name="T19"><text:tab/><text:tab/></text:span><text:span text:style-name="T20">Atomicity ensures that each transaction to be “all or nothing”………..</text:span></text:p>
      <text:p text:style-name="P35"><text:span text:style-name="T18"><text:tab/></text:span><text:span text:style-name="T16">ii. </text:span><text:span text:style-name="T21">Consistency</text:span><text:span text:style-name="T18"> </text:span></text:p>
      <text:p text:style-name="P15"><text:tab/><text:tab/>This property ensure that any transaction will bring the DB from one valid state to another. Any data written in the database must be valid according to all defined rules, including constrains, cascades, tirggers and any combination thereof. This doesn’t guarantee correctness of the transaction in all the application programming </text:p>
      <text:p text:style-name="P15"/>
      <text:list xml:id="list3482243389" text:style-name="L1">
        <text:list-header>
          <text:p text:style-name="P38"><text:line-break/></text:p>
        </text:list-header>
      </text:list>
      <text:p text:style-name="P14"/>
      <text:p text:style-name="P14">c) Object oriented Model (ORM)</text:p>
      <text:p text:style-name="P14"><text:s text:c="2"/></text:p>
      <text:p text:style-name="P31">2018 Spring</text:p>
      <text:p text:style-name="P18"/>
      <text:p text:style-name="P18">1 a) Discuss the problems in file processing system and explain how DBMS reduces it in your words.</text:p>
      <text:p text:style-name="P3"><text:span text:style-name="T1">1 b) Draw an E-R diagram for the banking system. There are following entities are used, </text:span><text:span text:style-name="T11">tblEmployees</text:span><text:span text:style-name="T1"> which records the employee related data where Emp_id is an unique identifer, </text:span><text:span text:style-name="T11">tblBranch </text:span><text:span text:style-name="T1">which records the bank’s branch information where Branch_id is an unique identifier, </text:span><text:span text:style-name="T11">tblcustomer </text:span><text:span text:style-name="T1">which records new customer information and Account_no is an unique identifier, </text:span><text:span text:style-name="T11">tblAccount</text:span><text:span text:style-name="T1"> which records the transaction information, like as deposit or withdraw, </text:span><text:span text:style-name="T11">tblLoan</text:span><text:span text:style-name="T1"> which records loan data where loan_no is an unique identifier. You can add other attributes in each entity as per their uses.</text:span></text:p>
      <text:p text:style-name="P18"/>
      <text:p text:style-name="P18">2 a) What do you mean by keys in database? Explain each of them with example.</text:p>
      <text:p text:style-name="P18"/>
      <text:p text:style-name="P3"><text:span text:style-name="T1">2 b) C</text:span><text:span text:style-name="T12">onsider following relations:</text:span></text:p>
      <text:p text:style-name="P19"><text:tab/>employee (emp_name, street, city)</text:p>
      <text:p text:style-name="P19"><text:tab/>works (emp_name, city)</text:p>
      <text:p text:style-name="P19"><text:tab/>manages (emp_name, manager_name)</text:p>
      <text:p text:style-name="P19"/>
      <text:p text:style-name="P4"><text:span text:style-name="T12">W</text:span><text:span text:style-name="T1">rite SQL statements for:</text:span></text:p>
      <text:p text:style-name="P20">i) Find employee names but that lives in the city same as the company city.</text:p>
      <text:p text:style-name="P20">ii) List all employee details who earn more than 20,000.</text:p>
      <text:p text:style-name="P20">iii) Update salary of an employee by 10%.</text:p>
      <text:p text:style-name="P20">iv) Create a view for which employees earns Rs. 15,000 or more.</text:p>
      <text:p text:style-name="P20">v) Delete those employees from the table employee whose name starts from B.</text:p>
      <text:p text:style-name="P20"/>
      <text:p text:style-name="P4"><text:span text:style-name="T1">3 a) Write down relational algebra queries for below given questions. <text:line-break/></text:span><text:span text:style-name="T11">Student</text:span><text:span text:style-name="T1">(sid, sname, sadd, city, phone, emailed)<text:line-break/></text:span><text:span text:style-name="T11">Fees</text:span><text:span text:style-name="T1">(sid, famount, fdate, ftype)</text:span></text:p>
      <text:p text:style-name="P20"/>
      <text:p text:style-name="P21">i) To list the students who live in city “KTM”</text:p>
      <text:p text:style-name="P5"><text:span text:style-name="T1">ii) To list the students who live in city “Pokhara” and emailId <text:s/>is </text:span><text:a xlink:type="simple" xlink:href="mailto:SP@gamil.com" text:style-name="Internet_20_link" text:visited-style-name="Visited_20_Internet_20_Link"><text:span text:style-name="T1">SP@gamil.com</text:span></text:a></text:p>
      <text:p text:style-name="P22">iii) To show the student id, amount, data of students whose fees type is “Exam_fees”.</text:p>
      <text:p text:style-name="P22">iv) To list the student name, add, fee amount of those students who paid their fees on ‘2075-01-01’.</text:p>
      <text:p text:style-name="P22">v) Find out the total fee amount paid by students.</text:p>
      <text:p text:style-name="P22"/>
      <text:p text:style-name="P22">3 b) What is integrity violation? <text:span text:style-name="T27">Discuss the security level that can be applied in DBMS.</text:span></text:p>
      <text:p text:style-name="P23">4 a) Explain Normalization and its types with example.</text:p>
      <text:p text:style-name="P23">4 b) Define the query optimization. Explain the steps for query processing.</text:p>
      <text:p text:style-name="P23">5 a) What is an indexing? Explain cluster indexing with suitable example.</text:p>
      <text:p text:style-name="P23">5 b) What are the basic causes <text:s/>of transaction failures? Explain the log base data recovery methods.</text:p>
      <text:p text:style-name="P23">6 a) What are the different states of transaction? Explain ACID properties of transaction in DBMS with example.</text:p>
      <text:p text:style-name="P23">6 b) Describe the advantages and limitations of distributed database over centralized database.</text:p>
      <text:p text:style-name="P23">7. Write short notes on <text:span text:style-name="T28">any two</text:span>:</text:p>
      <text:p text:style-name="P23">a) Integrity Constraints</text:p>
      <text:p text:style-name="P23">b) Assertions</text:p>
      <text:p text:style-name="P23">c) Stored Procedure</text:p>
      <text:p text:style-name="P18"/>
      <text:p text:style-name="P18"/>
      <text:p text:style-name="P32">2018 Fall</text:p>
      <text:p text:style-name="P18"/>
      <text:p text:style-name="P24">1 a) What is data independence? Explain the Type of data independence.</text:p>
      <text:p text:style-name="P24">1 b) Draw an E-R diagram for the e-library management system. There are following entities are used, <text:span text:style-name="T28">tblStudent </text:span>which records the student related data where student_id is unique identifier. <text:span text:style-name="T28">tblBook_Stock</text:span> <text:s/>which records the books records and accrss_no in an unique identifier, <text:span text:style-name="T28">tblstaff </text:span><text:span text:style-name="T31">is records staff of e-library and staff_id is an unique identifier. </text:span><text:span text:style-name="T29">tblBook_Issue </text:span><text:span text:style-name="T31">this entities record the book issue related information. You can make add other attributes in each table as per their uses.</text:span></text:p>
      <text:p text:style-name="P24"/>
      <text:p text:style-name="P25">2 a) What do mean by keys in database? Explain each of them with proper diagram.</text:p>
      <text:p text:style-name="P25">2 b) How relational algebra is differ from RDBMS? Explain the projection and selection operation with suitable example.</text:p>
      <text:p text:style-name="P25">3 a) Write the SQL statements that will answer questions I to IV based on the given below table <text:span text:style-name="T28">EMPLOYEE.</text:span></text:p>
      <table:table table:name="Table2" table:style-name="Table2">
        <table:table-column table:style-name="Table2.A" table:number-columns-repeated="5"/>
        <table:table-row>
          <table:table-cell table:style-name="Table2.A1" office:value-type="string">
            <text:p text:style-name="P37">Emdid</text:p>
          </table:table-cell>
          <table:table-cell table:style-name="Table2.A1" office:value-type="string">
            <text:p text:style-name="P37">EmpName</text:p>
          </table:table-cell>
          <table:table-cell table:style-name="Table2.A1" office:value-type="string">
            <text:p text:style-name="P37">Empcity</text:p>
          </table:table-cell>
          <table:table-cell table:style-name="Table2.A1" office:value-type="string">
            <text:p text:style-name="P37">Dept_no</text:p>
          </table:table-cell>
          <table:table-cell table:style-name="Table2.E1" office:value-type="string">
            <text:p text:style-name="P37">Salary</text:p>
          </table:table-cell>
        </table:table-row>
        <table:table-row>
          <table:table-cell table:style-name="Table2.A2" office:value-type="string">
            <text:p text:style-name="P37">E001</text:p>
          </table:table-cell>
          <table:table-cell table:style-name="Table2.A2" office:value-type="string">
            <text:p text:style-name="P37">Ramesh </text:p>
          </table:table-cell>
          <table:table-cell table:style-name="Table2.A2" office:value-type="string">
            <text:p text:style-name="P37">KTM</text:p>
          </table:table-cell>
          <table:table-cell table:style-name="Table2.A2" office:value-type="string">
            <text:p text:style-name="P37">101</text:p>
          </table:table-cell>
          <table:table-cell table:style-name="Table2.E2" office:value-type="string">
            <text:p text:style-name="P37">25000</text:p>
          </table:table-cell>
        </table:table-row>
        <table:table-row>
          <table:table-cell table:style-name="Table2.A2" office:value-type="string">
            <text:p text:style-name="P37">E002</text:p>
          </table:table-cell>
          <table:table-cell table:style-name="Table2.A2" office:value-type="string">
            <text:p text:style-name="P37">Radha</text:p>
          </table:table-cell>
          <table:table-cell table:style-name="Table2.A2" office:value-type="string">
            <text:p text:style-name="P37">NGT</text:p>
          </table:table-cell>
          <table:table-cell table:style-name="Table2.A2" office:value-type="string">
            <text:p text:style-name="P37">201</text:p>
          </table:table-cell>
          <table:table-cell table:style-name="Table2.E2" office:value-type="string">
            <text:p text:style-name="P37">20000</text:p>
          </table:table-cell>
        </table:table-row>
        <table:table-row>
          <table:table-cell table:style-name="Table2.A2" office:value-type="string">
            <text:p text:style-name="P37">E003</text:p>
          </table:table-cell>
          <table:table-cell table:style-name="Table2.A2" office:value-type="string">
            <text:p text:style-name="P37">Narayan</text:p>
          </table:table-cell>
          <table:table-cell table:style-name="Table2.A2" office:value-type="string">
            <text:p text:style-name="P37">KTM</text:p>
          </table:table-cell>
          <table:table-cell table:style-name="Table2.A2" office:value-type="string">
            <text:p text:style-name="P37">201</text:p>
          </table:table-cell>
          <table:table-cell table:style-name="Table2.E2" office:value-type="string">
            <text:p text:style-name="P37">28000</text:p>
          </table:table-cell>
        </table:table-row>
        <table:table-row>
          <table:table-cell table:style-name="Table2.A2" office:value-type="string">
            <text:p text:style-name="P37">E004</text:p>
          </table:table-cell>
          <table:table-cell table:style-name="Table2.A2" office:value-type="string">
            <text:p text:style-name="P37">Seema</text:p>
          </table:table-cell>
          <table:table-cell table:style-name="Table2.A2" office:value-type="string">
            <text:p text:style-name="P37">BRT</text:p>
          </table:table-cell>
          <table:table-cell table:style-name="Table2.A2" office:value-type="string">
            <text:p text:style-name="P37">101</text:p>
          </table:table-cell>
          <table:table-cell table:style-name="Table2.E2" office:value-type="string">
            <text:p text:style-name="P37">35000</text:p>
          </table:table-cell>
        </table:table-row>
        <table:table-row>
          <table:table-cell table:style-name="Table2.A2" office:value-type="string">
            <text:p text:style-name="P37">E005</text:p>
          </table:table-cell>
          <table:table-cell table:style-name="Table2.A2" office:value-type="string">
            <text:p text:style-name="P37">Aaastha</text:p>
          </table:table-cell>
          <table:table-cell table:style-name="Table2.A2" office:value-type="string">
            <text:p text:style-name="P37">BRT</text:p>
          </table:table-cell>
          <table:table-cell table:style-name="Table2.A2" office:value-type="string">
            <text:p text:style-name="P37">301</text:p>
          </table:table-cell>
          <table:table-cell table:style-name="Table2.E2" office:value-type="string">
            <text:p text:style-name="P37">40000</text:p>
          </table:table-cell>
        </table:table-row>
      </table:table>
      <text:p text:style-name="P25"/>
      <text:p text:style-name="P25">i. Write a SQL query to list the employees who are getting salary more than 25000 and less than 50000.</text:p>
      <text:p text:style-name="P25">ii. Write a SQL query to list the employees who are belong the city of KTM or BRT.</text:p>
      <text:p text:style-name="P25">iii. Write a SQL query to display the employee name who is getting highest salary to employee.</text:p>
      <text:p text:style-name="P25">iv. Write a SQL query to display the total salary of each department.</text:p>
      <text:p text:style-name="P25"/>
      <text:p text:style-name="P25">3 b) What is normalization? Explain 3<text:span text:style-name="T32">rd</text:span> normalization with an example.</text:p>
      <text:p text:style-name="P25">4 a) What is an encryption? How is an encryption protecting our data? Explain the type of encryption.</text:p>
      <text:p text:style-name="P25">4 b) Define <text:span text:style-name="T33">query and query optimization. Explain the steps for query processing.</text:span></text:p>
      <text:p text:style-name="P26">5 a) What is indexing? Explain primary indexing with suitable example.</text:p>
      <text:p text:style-name="P26">5 b) What are the basic causes of transaction failures? Explain the shadow page database recovery in details.</text:p>
      <text:p text:style-name="P26">6 a) What is the major transaction state? Explain the Serialzability in details.</text:p>
      <text:p text:style-name="P26">6 b) What are advantages of fragmentation? Explain the type of fragmentation in details.</text:p>
      <text:p text:style-name="P26">7. Write shorts notes on <text:span text:style-name="T28">any two</text:span>:</text:p>
      <text:p text:style-name="P26">a) BCNF</text:p>
      <text:p text:style-name="P26">b) Update and Delete Statement</text:p>
      <text:p text:style-name="P26">c) <text:span text:style-name="T28">Type of Joins</text:span></text:p>
      <text:p text:style-name="P26"><text:tab/><text:span text:style-name="T35">They are:</text:span></text:p>
      <text:list xml:id="list2358825644" text:style-name="L2">
        <text:list-item>
          <text:p text:style-name="P40"><text:span text:style-name="T14">I</text:span><text:span text:style-name="T15">nner Join<text:line-break/><text:tab/></text:span></text:p>
        </text:list-item>
        <text:list-item>
          <text:p text:style-name="P39">Outer Join</text:p>
          <text:p text:style-name="P39"/>
        </text:list-item>
      </text:list>
      <text:list xml:id="list4225650751" text:style-name="L3">
        <text:list-header>
          <text:p text:style-name="P41"><text:tab/></text:p>
        </text:list-header>
      </text:list>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Lohit Devanagari1" svg:font-family="'Lohit Devanagari'"/>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14in" fo:page-height="40in" style:num-format="1" style:print-orientation="portrait" fo:margin-top="0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08-13T18:38:24.363751690</meta:creation-date>
    <dc:date>2019-12-08T18:41:01.499545982</dc:date>
    <meta:editing-duration>PT7H21M9S</meta:editing-duration>
    <meta:editing-cycles>19</meta:editing-cycles>
    <meta:generator>LibreOffice/6.3.3.2$Linux_X86_64 LibreOffice_project/30$Build-2</meta:generator>
    <meta:document-statistic meta:table-count="2" meta:image-count="0" meta:object-count="0" meta:page-count="1" meta:paragraph-count="144" meta:word-count="1343" meta:character-count="7931" meta:non-whitespace-character-count="6670"/>
  </office:meta>
</office:document-meta>
</file>